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 3.7.0b3 (default, Mar 30 2018, 04:35:22) </text:p>
      <text:p text:style-name="Standard">[GCC 7.3.0] on linux</text:p>
      <text:p text:style-name="Standard">Type "copyright", "credits" or "license()" for more information.</text:p>
      <text:p text:style-name="Standard">&gt;&gt;&gt; a=[11,22,33,"chandu"]</text:p>
      <text:p text:style-name="Standard">&gt;&gt;&gt; a</text:p>
      <text:p text:style-name="Standard">[11, 22, 33, 'chandu']</text:p>
      <text:p text:style-name="Standard">&gt;&gt;&gt; a[0]</text:p>
      <text:p text:style-name="Standard">11</text:p>
      <text:p text:style-name="Standard">&gt;&gt;&gt; a[3]</text:p>
      <text:p text:style-name="Standard">'chandu'</text:p>
      <text:p text:style-name="Standard">&gt;&gt;&gt; a[2]=44</text:p>
      <text:p text:style-name="Standard">&gt;&gt;&gt; a</text:p>
      <text:p text:style-name="Standard">[11, 22, 44, 'chandu']</text:p>
      <text:p text:style-name="Standard">&gt;&gt;&gt; b=[88,99,77,"cmru"]</text:p>
      <text:p text:style-name="Standard">&gt;&gt;&gt; b</text:p>
      <text:p text:style-name="Standard">[88, 99, 77, 'cmru']</text:p>
      <text:p text:style-name="Standard">&gt;&gt;&gt; a+b</text:p>
      <text:p text:style-name="Standard">[11, 22, 44, 'chandu', 88, 99, 77, 'cmru']</text:p>
      <text:p text:style-name="Standard">&gt;&gt;&gt; a.append(b)</text:p>
      <text:p text:style-name="Standard">&gt;&gt;&gt; a</text:p>
      <text:p text:style-name="Standard">[11, 22, 44, 'chandu', [88, 99, 77, 'cmru']]</text:p>
      <text:p text:style-name="Standard">&gt;&gt;&gt; a.extend(b)</text:p>
      <text:p text:style-name="Standard">&gt;&gt;&gt; a</text:p>
      <text:p text:style-name="Standard">[11, 22, 44, 'chandu', [88, 99, 77, 'cmru'], 88, 99, 77, 'cmru']&gt;&gt;&gt; a.reverse()</text:p>
      <text:p text:style-name="Standard">&gt;&gt;&gt; a</text:p>
      <text:p text:style-name="Standard">['cmru', 77, 99, 88, [88, 99, 77, 'cmru'], 'chandu', 44, 22, 11]</text:p>
      <text:p text:style-name="Standard">&gt;&gt;&gt; del a[0]</text:p>
      <text:p text:style-name="Standard">&gt;&gt;&gt; a</text:p>
      <text:p text:style-name="Standard">[77, 99, 88, [88, 99, 77, 'cmru'], 'chandu', 44, 22, 11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42:50.460062320</meta:creation-date>
    <dc:date>2018-10-03T13:45:03.364665713</dc:date>
    <meta:editing-duration>PT2M15S</meta:editing-duration>
    <meta:editing-cycles>1</meta:editing-cycles>
    <meta:document-statistic meta:table-count="0" meta:image-count="0" meta:object-count="0" meta:page-count="1" meta:paragraph-count="29" meta:word-count="118" meta:character-count="650" meta:non-whitespace-character-count="560"/>
    <meta:generator>LibreOffice/6.0.3.2$Linux_X86_64 LibreOffice_project/00m0$Build-2</meta:generator>
  </office:meta>
</office:document-meta>
</file>